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ecc85" officeooo:paragraph-rsid="000ecc85"/>
    </style:style>
    <style:style style:name="P2" style:family="paragraph" style:parent-style-name="Standard">
      <style:text-properties officeooo:rsid="000ecc85" officeooo:paragraph-rsid="00102288"/>
    </style:style>
    <style:style style:name="P3" style:family="paragraph" style:parent-style-name="Standard">
      <style:text-properties officeooo:rsid="00107172" officeooo:paragraph-rsid="00107172"/>
    </style:style>
    <style:style style:name="P4" style:family="paragraph" style:parent-style-name="Standard">
      <style:text-properties officeooo:rsid="00107172" officeooo:paragraph-rsid="00107172"/>
    </style:style>
    <style:style style:name="P5" style:family="paragraph" style:parent-style-name="Standard">
      <style:text-properties officeooo:rsid="00119542" officeooo:paragraph-rsid="0011954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1dacd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02288" style:font-style-asian="normal" style:font-style-complex="normal"/>
    </style:style>
    <style:style style:name="T5" style:family="text">
      <style:text-properties fo:font-style="normal" officeooo:rsid="0011dacd" style:font-style-asian="normal" style:font-style-complex="normal"/>
    </style:style>
    <style:style style:name="T6" style:family="text">
      <style:text-properties officeooo:rsid="00102288"/>
    </style:style>
    <style:style style:name="T7" style:family="text">
      <style:text-properties officeooo:rsid="001071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ame: Jared Wasinger</text:p>
      <text:p text:style-name="P5">ONID Email: <text:s/>wasingej@onid.oregonstate.edu</text:p>
      <text:p text:style-name="P5">Class: CS344-001</text:p>
      <text:p text:style-name="P5">Assignment #1</text:p>
      <text:p text:style-name="P3"/>
      <text:p text:style-name="P3">2. <text:s/>Revision control systems allow developers to track changes in their code as it is developed. <text:s/>They are useful because they allow the developer to revert the code of a program to a previous state if a bug has been introduced or for any other reason they wish. <text:s/>In addition many RCV's allow developers to create 'branches' in their code if they want to make changes to the source code of a project but don't want to affect the code that everybody on the project is using.</text:p>
      <text:p text:style-name="P1"><text:tab/><text:span text:style-name="T7">a) git- <text:s/>commit, push, pull</text:span></text:p>
      <text:p text:style-name="P3"><text:tab/>b) rcs- rcsdiff, ci, co</text:p>
      <text:p text:style-name="P3"><text:tab/>c) svn- checkout, commit, log</text:p>
      <text:p text:style-name="P3"><text:tab/>d) Mercurial- commit, diff, push</text:p>
      <text:p text:style-name="P3"/>
      <text:p text:style-name="P1">3. <text:s/>Redirection allows the user to capture output from either <text:span text:style-name="T1">stdin, stdout, </text:span><text:span text:style-name="T3">or </text:span><text:span text:style-name="T1">stderr</text:span><text:span text:style-name="T3"> and send it to another file, stream, script, etc. <text:s/>In the case of the </text:span><text:span text:style-name="T1">stdin</text:span><text:span text:style-name="T3"> stream, input can be redirected from a source other than the keyboard.</text:span></text:p>
      <text:p text:style-name="P1"><text:span text:style-name="T3"><text:tab/></text:span><text:span text:style-name="T4">Piping allows the user to redirect output from a program to the input of another program. </text:span></text:p>
      <text:p text:style-name="P1"/>
      <text:p text:style-name="P2">4. <text:s/><text:span text:style-name="T6">find . -type f -exec file '{}' \;</text:span></text:p>
      <text:p text:style-name="P1"/>
      <text:p text:style-name="P1">5. <text:s/><text:span text:style-name="T1">make </text:span><text:span text:style-name="T3">allows a programmer to specify how a source file or group of source files are compiled using a special syntax unique to </text:span><text:span text:style-name="T1">make</text:span><text:span text:style-name="T3">. <text:s/>It is a useful utility because it allows a developer to compile a large project without having to compile each file by hand (which would be incredibly redundant). <text:s/>Instead, a simple </text:span><text:span text:style-name="T1">make</text:span><text:span text:style-name="T3"> invocation on the command line will build the entire project </text:span><text:span text:style-name="T5">according to the rules specified in a file named Makefile in the directory where </text:span><text:span text:style-name="T2">make </text:span><text:span text:style-name="T5">is invoked</text:span><text:span text:style-name="T3">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red </meta:initial-creator>
    <meta:creation-date>2014-10-12T19:20:14.623876953</meta:creation-date>
    <dc:date>2014-10-13T21:17:52.254388977</dc:date>
    <dc:creator>Jared Wasinger</dc:creator>
    <meta:editing-duration>PT26M21S</meta:editing-duration>
    <meta:editing-cycles>4</meta:editing-cycles>
    <meta:generator>LibreOffice/4.1.3.2$Linux_X86_64 LibreOffice_project/410m0$Build-2</meta:generator>
    <meta:document-statistic meta:table-count="0" meta:image-count="0" meta:object-count="0" meta:page-count="1" meta:paragraph-count="13" meta:word-count="267" meta:character-count="1527" meta:non-whitespace-character-count="1250"/>
  </office:meta>
</office:document-meta>
</file>